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text-properties style:font-name="Courier 10 Pitch1"/>
    </style:style>
    <style:style style:name="P3" style:family="paragraph">
      <style:text-properties fo:font-size="20pt"/>
    </style:style>
    <style:style style:name="P4" style:family="paragraph">
      <style:text-properties style:font-name="Courier 10 Pitch1" fo:font-size="18pt" style:font-size-asian="18pt" style:font-size-complex="1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style:font-name="Courier 10 Pitch1"/>
    </style:style>
    <style:style style:name="T3" style:family="text">
      <style:text-properties style:font-name="Courier 10 Pitch1" fo:font-size="18pt" style:font-size-asian="18pt" style:font-size-complex="18pt"/>
    </style:style>
    <style:style style:name="T4" style:family="text">
      <style:text-properties style:font-name="Courier 10 Pitch1" fo:font-size="20pt" style:font-size-asian="20pt" style:font-size-complex="20pt"/>
    </style:style>
    <style:style style:name="T5" style:family="text">
      <style:text-properties style:font-name="Arial" fo:font-size="32pt" style:font-size-asian="32pt" style:font-size-complex="32pt"/>
    </style:style>
    <style:style style:name="T6" style:family="text">
      <style:text-properties style:font-name="Courier 10 Pitch1" fo:font-size="32pt" style:font-size-asian="32pt" style:font-size-complex="32pt"/>
    </style:style>
    <style:style style:name="T7" style:family="text">
      <style:text-properties style:text-position="super 58%" style:font-name="Courier 10 Pitch1" fo:font-size="18pt" style:font-size-asian="18pt" style:font-size-complex="18pt"/>
    </style:style>
    <style:style style:name="T8" style:family="text">
      <style:text-properties style:font-name="Courier 10 Pitch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Core Perl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Perl's Core Modules... insights..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erl's Core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are usefu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erl's Core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are useful.</text:p>
              </text:list-item>
              <text:list-item>
                <text:p>Some are in the “core” for historical reas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erl's Core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are useful.</text:p>
              </text:list-item>
              <text:list-item>
                <text:p>Some are in the “core” for historical reasons.</text:p>
              </text:list-item>
              <text:list-item>
                <text:p>Some are in the “core” because they're needed for Perl to build, install, or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erl's Core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are useful.</text:p>
              </text:list-item>
              <text:list-item>
                <text:p>Some are in the “core” for historical reasons.</text:p>
              </text:list-item>
              <text:list-item>
                <text:p>Some are in the “core” because they're needed for Perl to build, install, or function.</text:p>
              </text:list-item>
              <text:list-item>
                <text:p>Some are made obsolete by more capable CPAN offering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erl's Core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are useful.</text:p>
              </text:list-item>
              <text:list-item>
                <text:p>Some are in the “core” for historical reasons.</text:p>
              </text:list-item>
              <text:list-item>
                <text:p>Some are in the “core” because they're needed for Perl to build, install, or function.</text:p>
              </text:list-item>
              <text:list-item>
                <text:p>Some are made obsolete by more capable CPAN offerings.</text:p>
              </text:list-item>
              <text:list-item>
                <text:p>Some are outright strang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5" draw:layer="layout" svg:width="25.199cm" svg:height="16.255cm" svg:x="1.4cm" svg:y="0.837cm" presentation:class="subtitle">
          <draw:text-box>
            <text:p>We only have time to look at a small subset of useful modules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Our 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arn our way around a small subset of Perl's commonly used Core modules.</text:p>
              </text:list-item>
              <text:list-item>
                <text:p>Become familiar with where to find them, and where to find their document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lmodlib</text:p>
                <text:list>
                  <text:list-item>
                    <text:p>A list of Core Perl modules.</text:p>
                  </text:list-item>
                </text:list>
              </text:list-item>
              <text:list-item>
                <text:p>perldoc Some::Module::Name</text:p>
                <text:list>
                  <text:list-item>
                    <text:p>Documentation for a given modu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List::Util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my $num = max @list;</text:span></text:p>
                <text:p><text:span text:style-name="T2">my $num = min @list;</text:span></text:p>
                <text:p><text:span text:style-name="T2">my $str = maxstr @list;</text:span></text:p>
                <text:p><text:span text:style-name="T2">my $bool = any { EXPR } @list;</text:span></text:p>
                <text:p><text:span text:style-name="T2">my $bool = all { EXPR } @list;</text:span></text:p>
                <text:p><text:span text:style-name="T2">my @shuffled = shuffle @list;</text:span></text:p>
                <text:p><text:span text:style-name="T2">my $result = reduce { EXPR } @list;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List::Ut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my $num = max @list;</text:p>
                <text:p>my $str = maxstr @list;</text:p>
                <text:p>my $bool = any { EXPR } @list;</text:p>
                <text:list>
                  <text:list-header>
                    <text:p><text:span text:style-name="T3">print “Yes!” if any { $_ &gt; 5 } ( 1 .. 10 ); # Yes!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List::Util</text:p>
          </draw:text-box>
        </draw:frame>
        <draw:frame presentation:style-name="pr4" draw:text-style-name="P2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><text:span text:style-name="T2">my $num = max @list;</text:span></text:p>
                <text:p><text:span text:style-name="T2">my $str = maxstr @list;</text:span></text:p>
                <text:p><text:span text:style-name="T2">my $bool = any { EXPR } @list;</text:span></text:p>
                <text:p><text:span text:style-name="T2">my $bool = all { EXPR } @list;</text:span></text:p>
                <text:p><text:span text:style-name="T2">my @shuffled = shuffle @list;</text:span></text:p>
                <text:p><text:span text:style-name="T2">my $result = reduce { EXPR } @list;</text:span></text:p>
                <text:list>
                  <text:list-header>
                    <text:p><text:span text:style-name="T3">my $sum = reduce { $a + $b } @list;</text:span></text:p>
                  </text:list-header>
                </text:list>
                <text:p><text:span text:style-name="T2">my $sum = sum @list;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mantic purity</text:p>
                <text:list>
                  <text:list-header>
                    <text:p><text:span text:style-name="T2">any</text:span> vs <text:span text:style-name="T2">grep</text:span>; Says what it means.</text:p>
                  </text:list-header>
                </text:list>
              </text:list-item>
              <text:list-item>
                <text:p>Well tested.</text:p>
              </text:list-item>
              <text:list-item>
                <text:p>Already written.</text:p>
              </text:list-item>
              <text:list-item>
                <text:p>Comes with Perl.</text:p>
              </text:list-item>
              <text:list-item>
                <text:p>Hides away complexity.</text:p>
              </text:list-item>
              <text:list-item>
                <text:p>Written in XS for speed (and bugs ;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Data::Dumper</text:p>
          </draw:text-box>
        </draw:frame>
        <draw:frame presentation:style-name="pr4" draw:layer="layout" svg:width="25.199cm" svg:height="15.748cm" svg:x="1.4cm" svg:y="4.064cm" presentation:class="outline" presentation:user-transformed="true">
          <draw:text-box>
            <text:list text:style-name="L2">
              <text:list-header>
                <text:p><text:span text:style-name="T4">use </text:span><text:span text:style-name="T4"><text:a xlink:href="data::Dumper" xlink:type="simple">Data::Dumper</text:a></text:span><text:span text:style-name="T4">;</text:span></text:p>
                <text:p><text:span text:style-name="T4">print Dumper $some_complex_structure;</text:span></text:p>
                <text:p><text:span text:style-name="T4"/></text:p>
                <text:p><text:span text:style-name="T4">$VAR1 = {</text:span></text:p>
                <text:p><text:span text:style-name="T4"><text:s text:c="10"/></text:span><text:span text:style-name="T4">'aref' =&gt; [</text:span></text:p>
                <text:p><text:span text:style-name="T4"><text:s text:c="22"/></text:span><text:span text:style-name="T4">1,</text:span></text:p>
                <text:p><text:span text:style-name="T4"><text:s text:c="22"/></text:span><text:span text:style-name="T4">2,</text:span></text:p>
                <text:p><text:span text:style-name="T4"><text:s text:c="22"/></text:span><text:span text:style-name="T4">{</text:span></text:p>
                <text:p><text:span text:style-name="T4"><text:s text:c="24"/></text:span><text:span text:style-name="T4">'other_key' =&gt; 'content',</text:span></text:p>
                <text:p><text:span text:style-name="T4"><text:s text:c="24"/></text:span><text:span text:style-name="T4">'hash_key' =&gt; 'value'</text:span></text:p>
                <text:p><text:span text:style-name="T4"><text:s text:c="22"/></text:span><text:span text:style-name="T4">}</text:span></text:p>
                <text:p><text:span text:style-name="T4"><text:s text:c="20"/></text:span><text:span text:style-name="T4">],</text:span></text:p>
                <text:p><text:span text:style-name="T4"><text:s text:c="10"/></text:span><text:span text:style-name="T4">'href' =&gt; {</text:span></text:p>
                <text:p><text:span text:style-name="T4"><text:s text:c="22"/></text:span><text:span text:style-name="T4">'data' =&gt; 'structure'</text:span></text:p>
                <text:p><text:span text:style-name="T4"><text:s text:c="20"/></text:span><text:span text:style-name="T4">}</text:span></text:p>
                <text:p><text:span text:style-name="T4"><text:s text:c="8"/></text:span><text:span text:style-name="T4">};</text:span></text:p>
              </text:list-header>
              <text:list-item>
                <text:p>Excellent debugging ai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Oth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../../../../../../:Basename" xlink:type="simple">File::Basename</text:a></text:p>
                <text:list>
                  <text:list-item>
                    <text:p>Parses file paths into directory, file, and suffix.</text:p>
                  </text:list-item>
                  <text:list-item>
                    <text:p>Portable across operating systems!</text:p>
                    <text:p><text:span text:style-name="T3"><text:s text:c="4"/></text:span><text:span text:style-name="T3">my ( $file,$path,$suffix ) </text:span></text:p>
                    <text:p><text:span text:style-name="T3"><text:s text:c="8"/></text:span><text:span text:style-name="T3">= fileparse( '/full/path/and/file.txt', '.txt' );</text:span></text:p>
                  </text:list-item>
                </text:list>
              </text:list-item>
              <text:list-item>
                <text:p><text:a xlink:href="../../../../../../:Copy" xlink:type="simple">File::Copy</text:a></text:p>
                <text:list>
                  <text:list-item>
                    <text:p>Copy files or Filehandles.</text:p>
                  </text:list-item>
                  <text:list-item>
                    <text:p>Portable across operating systems.</text:p>
                  </text:list-item>
                  <text:list-item>
                    <text:p>Avoid the cost and complexity of a shell process.</text:p>
                    <text:p><text:span text:style-name="T3"><text:s text:c="4"/></text:span><text:span text:style-name="T3">copy( 'source/file', 'dest/file' ) or die $!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Math::BigInt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><text:span text:style-name="T3">use Math::BigInt;</text:span></text:p>
                <text:p><text:span text:style-name="T3">my $big = Math::BigInt-&gt;new('1000000000000000000');</text:span></text:p>
                <text:p><text:span text:style-name="T3">print $big-1, “\n”;</text:span></text:p>
                <text:p/>
                <text:p>999999999999999999</text:p>
                <text:p/>
              </text:list-header>
              <text:list-item>
                <text:p>Provides many BigInt functions</text:p>
                <text:list>
                  <text:list-item>
                    <text:p>bfact, blog, as_hex, as_oct, etc.</text:p>
                  </text:list-item>
                </text:list>
              </text:list-item>
              <text:list-item>
                <text:p>See also Math::BigRat, Math::BigFlo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Memoize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3">sub fibonacci {</text:span></text:p>
                <text:p><text:span text:style-name="T3"><text:s text:c="2"/></text:span><text:span text:style-name="T3">my $n = shift;</text:span></text:p>
                <text:p><text:span text:style-name="T3"><text:s text:c="2"/></text:span><text:span text:style-name="T3">return undef if $n &lt; 0;</text:span></text:p>
                <text:p><text:span text:style-name="T3"><text:s text:c="2"/></text:span><text:span text:style-name="T3">return $n if $n == 0 || $n == 1;</text:span></text:p>
                <text:p><text:span text:style-name="T3"><text:s text:c="2"/></text:span><text:span text:style-name="T3">return fibonacci($n-1) + fibonacci($n-2);</text:span></text:p>
                <text:p><text:span text:style-name="T3">}</text:span></text:p>
                <text:p><text:span text:style-name="T3"/></text:p>
                <text:p><text:span text:style-name="T3"># Slower than a sloth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Memoize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use Memoize;</text:span></text:p>
                <text:p><text:span text:style-name="T3">memoize 'fibonacci';</text:span></text:p>
                <text:p><text:span text:style-name="T3">sub fibonacci {</text:span></text:p>
                <text:p><text:span text:style-name="T3"><text:s text:c="2"/></text:span><text:span text:style-name="T3">my $n = shift;</text:span></text:p>
                <text:p><text:span text:style-name="T3"><text:s text:c="2"/></text:span><text:span text:style-name="T3">return undef if $n &lt; 0;</text:span></text:p>
                <text:p><text:span text:style-name="T3"><text:s text:c="2"/></text:span><text:span text:style-name="T3">return $n if $n == 0 || $n == 1;</text:span></text:p>
                <text:p><text:span text:style-name="T3"><text:s text:c="2"/></text:span><text:span text:style-name="T3">return fibonacci($n-1) + fibonacci($n-2);</text:span></text:p>
                <text:p><text:span text:style-name="T3">}</text:span></text:p>
                <text:p><text:span text:style-name="T3"/></text:p>
                <text:p><text:span text:style-name="T3"># Faster than a cheetah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Uni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code::Collate</text:p>
                <text:list>
                  <text:list-item>
                    <text:p>Sorting per Unicode semantics.</text:p>
                    <text:list>
                      <text:list-header>
                        <text:p><text:span text:style-name="T3">my $Collator = Unicode::Collate-&gt;new(%tailoring);</text:span></text:p>
                        <text:p><text:span text:style-name="T3">my @sorted = $Collator-&gt;sort(@not_sorted);</text:span></text:p>
                      </text:list-header>
                    </text:list>
                    <text:p/>
                  </text:list-item>
                </text:list>
              </text:list-item>
              <text:list-item>
                <text:p>Unicode::Normalize</text:p>
                <text:list>
                  <text:list-item>
                    <text:p>Unicode Normalization For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Tie::File</text:p>
          </draw:text-box>
        </draw:frame>
        <draw:frame presentation:style-name="pr4" draw:text-style-name="P4" draw:layer="layout" svg:width="25.199cm" svg:height="15.494cm" svg:x="1.4cm" svg:y="4.064cm" presentation:class="outline" presentation:user-transformed="true">
          <draw:text-box>
            <text:list text:style-name="L2">
              <text:list-item>
                <text:p><text:span text:style-name="T5">Treat a file like an array; read, write, push, pop, splice, whatever!</text:span></text:p>
                <text:p><text:span text:style-name="T6"/></text:p>
                <text:p><text:span text:style-name="T3">use Tie::File;</text:span></text:p>
                <text:p><text:span text:style-name="T3">use Fcntl 'O_RDONLY';</text:span></text:p>
                <text:p><text:span text:style-name="T3"/></text:p>
                <text:p><text:span text:style-name="T3">tie my @words, </text:span></text:p>
                <text:p><text:span text:style-name="T3"><text:s text:c="4"/></text:span><text:span text:style-name="T3">'Tie::File', <text:s/></text:span></text:p>
                <text:p><text:span text:style-name="T3"><text:s text:c="4"/></text:span><text:span text:style-name="T3">'/usr/share/dict/words', </text:span></text:p>
                <text:p><text:span text:style-name="T3"><text:s text:c="4"/></text:span><text:span text:style-name="T3">mode =&gt; O_RDONLY </text:span></text:p>
                <text:p><text:span text:style-name="T3"><text:s text:c="2"/></text:span><text:span text:style-name="T3">or die “Couldn't tie!”;</text:span></text:p>
                <text:p><text:span text:style-name="T3"/></text:p>
                <text:p><text:span text:style-name="T3">print $words[54]; # The 54</text:span><text:span text:style-name="T7">th</text:span><text:span text:style-name="T3"> word in the dictionary;</text:span></text:p>
                <text:p><text:span text:style-name="T3"><text:s text:c="18"/></text:span><text:span text:style-name="T3"># Absalom. ??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File::Fi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ursive directory traversal, made simple.</text:p>
                <text:p><text:span text:style-name="T8"/></text:p>
                <text:p><text:span text:style-name="T8">use </text:span><text:span text:style-name="T8"><text:a xlink:href="../../../../../../:Find" xlink:type="simple">File::Find</text:a></text:span><text:span text:style-name="T8">;</text:span></text:p>
                <text:p><text:span text:style-name="T8"/></text:p>
                <text:p><text:span text:style-name="T8">find( \&amp;wanted, '/home/davido' );</text:span></text:p>
                <text:p><text:span text:style-name="T8"/></text:p>
                <text:p><text:span text:style-name="T8"># Process each entry.</text:span></text:p>
                <text:p><text:span text:style-name="T8">sub wanted {</text:span></text:p>
                <text:p><text:span text:style-name="T8"><text:s text:c="2"/></text:span><text:span text:style-name="T8">print “$File::Find::name\n” if -f;</text:span></text:p>
                <text:p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Digest::SH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use Digest::SHA;</text:span></text:p>
                <text:p><text:span text:style-name="T4"/></text:p>
                <text:p><text:span text:style-name="T4">my $sha_hex = Digest::SHA::sha512_hex(“Hello world!”);</text:span></text:p>
                <text:p><text:span text:style-name="T4">print $sha_hex, “\n”;</text:span></text:p>
                <text:p/>
                <text:p>f6cde2a0f819314cdde55fc227d8d7dae3d28cc556222a0a8ad66d91ccad4aad6094f517a2182360c9aacf6a3dc323162cb6fd8cdffedb0fe038f55e85ffb5b6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Benchmark</text:p>
          </draw:text-box>
        </draw:frame>
        <draw:frame presentation:style-name="pr4" draw:text-style-name="P2" draw:layer="layout" svg:width="25.199cm" svg:height="16.256cm" svg:x="1.4cm" svg:y="3.81cm" presentation:class="outline" presentation:user-transformed="true">
          <draw:text-box>
            <text:list text:style-name="L2">
              <text:list-header>
                <text:p text:style-name="P2"><text:span text:style-name="T2">use Benchmark qw( cmpthese );</text:span></text:p>
                <text:p text:style-name="P2"><text:span text:style-name="T2">sub myreverse {</text:span></text:p>
                <text:p text:style-name="P2"><text:span text:style-name="T2"><text:s text:c="4"/></text:span><text:span text:style-name="T2">my @string = split //, shift();</text:span></text:p>
                <text:p text:style-name="P2"><text:span text:style-name="T2"><text:s text:c="4"/></text:span><text:span text:style-name="T2">my @new;</text:span></text:p>
                <text:p text:style-name="P2"><text:span text:style-name="T2"><text:s text:c="4"/></text:span><text:span text:style-name="T2">for( my $ix = $#string; $ix &gt;= 0; --$ix ) {</text:span></text:p>
                <text:p text:style-name="P2"><text:span text:style-name="T2"><text:s text:c="8"/></text:span><text:span text:style-name="T2">push @new, $string[$ix];</text:span></text:p>
                <text:p text:style-name="P2"><text:span text:style-name="T2"><text:s text:c="4"/></text:span><text:span text:style-name="T2">}</text:span></text:p>
                <text:p text:style-name="P2"><text:span text:style-name="T2"><text:s text:c="4"/></text:span><text:span text:style-name="T2">return join '', @new;</text:span></text:p>
                <text:p text:style-name="P2"><text:span text:style-name="T2">}</text:span></text:p>
                <text:p text:style-name="P2"><text:span text:style-name="T2">sub perlreverse {</text:span></text:p>
                <text:p text:style-name="P2"><text:span text:style-name="T2"><text:s text:c="4"/></text:span><text:span text:style-name="T2">my $string = shift;</text:span></text:p>
                <text:p text:style-name="P2"><text:span text:style-name="T2"><text:s text:c="4"/></text:span><text:span text:style-name="T2">return reverse $string;</text:span></text:p>
                <text:p text:style-name="P2"><text:span text:style-name="T2">}</text:span></text:p>
                <text:p text:style-name="P2"><text:span text:style-name="T2"/></text:p>
                <text:p text:style-name="P2"><text:span text:style-name="T2">our $str = "Now is the time for all good men to come to the aid...";</text:span></text:p>
                <text:p text:style-name="P2"><text:span text:style-name="T2"/></text:p>
                <text:p text:style-name="P2"><text:span text:style-name="T2">cmpthese ( </text:span></text:p>
                <text:p text:style-name="P2"><text:span text:style-name="T2"><text:s text:c="4"/></text:span><text:span text:style-name="T2">-5, {</text:span></text:p>
                <text:p text:style-name="P2"><text:span text:style-name="T2"><text:s text:c="8"/></text:span><text:span text:style-name="T2">mine <text:s/>=&gt; sub { my $rev = myreverse( $main::string ) <text:s text:c="2"/>},</text:span></text:p>
                <text:p text:style-name="P2"><text:span text:style-name="T2"><text:s text:c="8"/></text:span><text:span text:style-name="T2">perls =&gt; sub { my $rev = perlreverse( $main::string ) },</text:span></text:p>
                <text:p text:style-name="P2"><text:span text:style-name="T2">} 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Benchmark (results)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2"><text:s text:c="11"/></text:span><text:span text:style-name="T2">Rate <text:s/>mine perls</text:span></text:p>
                <text:p text:style-name="P2"><text:span text:style-name="T2">mine <text:s text:c="2"/>774002/s <text:s text:c="3"/>-- <text:s/>-47%</text:span></text:p>
                <text:p text:style-name="P2"><text:span text:style-name="T2">perls 1450906/s <text:s text:c="2"/>87% <text:s text:c="3"/>--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Explor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are many other useful Core modules...</text:p>
                <text:list>
                  <text:list-item>
                    <text:p>Socket</text:p>
                  </text:list-item>
                  <text:list-item>
                    <text:p>Carp</text:p>
                  </text:list-item>
                  <text:list-item>
                    <text:p>Scalar::Util</text:p>
                  </text:list-item>
                  <text:list-item>
                    <text:p>Config</text:p>
                  </text:list-item>
                  <text:list-item>
                    <text:p>Cwd</text:p>
                  </text:list-item>
                  <text:list-item>
                    <text:p>Encode</text:p>
                  </text:list-item>
                  <text:list-item>
                    <text:p><text:a xlink:href="../../../../../../:Spec" xlink:type="simple">File::Spec</text:a></text:p>
                  </text:list-item>
                  <text:list-item>
                    <text:p>FindBin</text:p>
                  </text:list-item>
                  <text:list-item>
                    <text:p>Time::Piece</text:p>
                  </text:list-item>
                  <text:list-item>
                    <text:p>Lib</text:p>
                  </text:list-item>
                  <text:list-item>
                    <text:p>GetOpt::Long</text:p>
                  </text:list-item>
                  <text:list-item>
                    <text:p>…..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l has a large “Core” library. <text:s/>Use it to your advantage.</text:p>
                <text:list>
                  <text:list-item>
                    <text:p>It ships with Perl; you don't have to worry about it not being available.</text:p>
                  </text:list-item>
                  <text:list-item>
                    <text:p>It's tested with Perl.</text:p>
                  </text:list-item>
                  <text:list-item>
                    <text:p>From simple to complex, it provides solutions so you won't have to write them yourself.</text:p>
                  </text:list-item>
                  <text:list-item>
                    <text:p>You're not getting the full benefit of Perl if you aren't using Perl's library.</text:p>
                  </text:list-item>
                  <text:list-item>
                    <text:p><text:span text:style-name="T2">perlmodlib</text:span> has the big lis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perlmodlib</text:span></text:p>
                <text:list>
                  <text:list-item>
                    <text:p>A list of Core Perl modules.</text:p>
                    <text:p/>
                  </text:list-item>
                </text:list>
              </text:list-item>
              <text:list-item>
                <text:p><text:span text:style-name="T2">perldoc Some::Module::Name</text:span></text:p>
                <text:list>
                  <text:list-item>
                    <text:p>Documentation for any Core modu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7T15:37:19.566389783</meta:creation-date>
    <dc:date>2014-07-11T08:37:57.499367290</dc:date>
    <meta:editing-duration>PT28M8S</meta:editing-duration>
    <meta:editing-cycles>6</meta:editing-cycles>
    <meta:generator>LibreOffice/4.2.4.2$Linux_X86_64 LibreOffice_project/420m0$Build-2</meta:generator>
    <meta:document-statistic meta:object-count="133"/>
  </office:meta>
</office:document-meta>
</file>